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cm" draw:marker-end-width="0.3cm" draw:fill-color="#000000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92cm" svg:height="1.813cm" svg:x="0.052cm" svg:y="0.16cm">
          <text:p/>
          <draw:enhanced-geometry svg:viewBox="0 0 21600 21600" draw:text-areas="0 0 21600 21600" draw:mirror-vertical="false" draw:mirror-horizontal="true" draw:type="circular-arrow" draw:modifiers="-90.0311559401289 -139.49649830999 9551.6566034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" draw:text-style-name="P1" draw:layer="layout" svg:width="0.361cm" svg:height="0.371cm" svg:x="0.693cm" svg:y="0.03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15T13:36:43</dc:date>
    <dc:creator>Wincent Balin</dc:creator>
    <meta:editing-duration>PT00H40M43S</meta:editing-duration>
    <meta:editing-cycles>4</meta:editing-cycles>
    <meta:generator>OpenOffice.org/3.2$Unix OpenOffice.org_project/320m12$Build-9483</meta:generator>
    <meta:document-statistic meta:object-count="2"/>
  </office:meta>
</office:document-meta>
</file>